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019EA46A9E92AFA1777.png" manifest:media-type="image/png"/>
  <manifest:file-entry manifest:full-path="Pictures/10000188000044BB00000295D0088A7D9AF0DB5E.wmf" manifest:media-type="image/x-wmf"/>
  <manifest:file-entry manifest:full-path="Pictures/100003A6000002E500000295E2D6A6B6637937A6.wmf" manifest:media-type="image/x-wmf"/>
  <manifest:file-entry manifest:full-path="Pictures/100002010000001C000000192CBD47217E5EF2FF.png" manifest:media-type="image/png"/>
  <manifest:file-entry manifest:full-path="Pictures/100002000000001200000012221726B22869D3E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loext:graphic-properties draw:fill="solid" draw:fill-color="#ccd3e5"/>
      <style:paragraph-properties fo:margin-top="0.4689in" fo:margin-bottom="0in" style:contextual-spacing="false" style:page-number="auto" fo:background-color="#ccd3e5"/>
    </style:style>
    <style:style style:name="P2" style:family="paragraph" style:parent-style-name="List_20_Paragraph" style:list-style-name="WWNum6"/>
    <style:style style:name="P3" style:family="paragraph" style:parent-style-name="Normal_20__28_Web_29_">
      <loext:graphic-properties draw:fill="solid" draw:fill-color="#ccd3e5"/>
      <style:paragraph-properties fo:margin-top="0in" fo:margin-bottom="0.1945in" style:contextual-spacing="false" fo:background-color="#ccd3e5"/>
    </style:style>
    <style:style style:name="P4" style:family="paragraph" style:parent-style-name="Normal_20__28_Web_29_">
      <loext:graphic-properties draw:fill="solid" draw:fill-color="#ccd3e5"/>
      <style:paragraph-properties fo:margin-top="0.1945in" fo:margin-bottom="0.1945in" style:contextual-spacing="false" fo:background-color="#ccd3e5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>
        <style:tab-stops>
          <style:tab-stop style:position="0.7709in"/>
        </style:tab-stops>
      </style:paragraph-properties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 style:list-style-name="WWNum1">
      <style:paragraph-properties fo:margin-top="0in" fo:margin-bottom="0in" style:contextual-spacing="false" fo:line-height="100%"/>
    </style:style>
    <style:style style:name="P11" style:family="paragraph" style:parent-style-name="Standard" style:list-style-name="WWNum2">
      <style:paragraph-properties fo:margin-top="0in" fo:margin-bottom="0in" style:contextual-spacing="false" fo:line-height="100%"/>
    </style:style>
    <style:style style:name="P12" style:family="paragraph" style:parent-style-name="Standard" style:list-style-name="WWNum3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.0138in" fo:padding-bottom="0in" fo:border-left="none" fo:border-right="none" fo:border-top="0.74pt solid #000000" fo:border-bottom="none"/>
    </style:style>
    <style:style style:name="P14" style:family="paragraph" style:parent-style-name="Standard" style:list-style-name="WWNum1">
      <style:paragraph-properties fo:margin-top="0in" fo:margin-bottom="0.1945in" style:contextual-spacing="false" fo:line-height="100%"/>
    </style:style>
    <style:style style:name="P15" style:family="paragraph" style:parent-style-name="Standard" style:list-style-name="WWNum2">
      <style:paragraph-properties fo:margin-top="0in" fo:margin-bottom="0.1945in" style:contextual-spacing="false" fo:line-height="100%"/>
    </style:style>
    <style:style style:name="P16" style:family="paragraph" style:parent-style-name="Standard" style:list-style-name="WWNum3">
      <style:paragraph-properties fo:margin-top="0in" fo:margin-bottom="0.1945in" style:contextual-spacing="false" fo:line-height="100%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color="#000000" loext:opacity="100%" style:font-name="Arial" fo:font-size="13.5pt" fo:language="es" fo:country="ES" style:font-size-asian="13.5pt" style:font-name-complex="Arial1" style:font-size-complex="13.5pt"/>
    </style:style>
    <style:style style:name="T2" style:family="text">
      <style:text-properties fo:color="#000000" loext:opacity="100%" style:font-name="Arial" fo:font-size="9.5pt" fo:language="es" fo:country="ES" style:font-name-asian="Times New Roman1" style:font-size-asian="9.5pt" style:language-asian="fr" style:country-asian="FR" style:font-name-complex="Arial1" style:font-size-complex="9.5pt"/>
    </style:style>
    <style:style style:name="T3" style:family="text">
      <style:text-properties fo:color="#000000" loext:opacity="100%" style:font-name="Arial" fo:font-size="9.5pt" fo:language="es" fo:country="ES" officeooo:rsid="00053d02" style:font-name-asian="Times New Roman1" style:font-size-asian="9.5pt" style:language-asian="fr" style:country-asian="FR" style:font-name-complex="Arial1" style:font-size-complex="9.5pt"/>
    </style:style>
    <style:style style:name="T4" style:family="text">
      <style:text-properties fo:color="#000000" loext:opacity="100%" style:font-name="Arial" fo:font-size="9.5pt" fo:language="es" fo:country="ES" style:font-size-asian="9.5pt" style:font-name-complex="Arial1" style:font-size-complex="9.5pt"/>
    </style:style>
    <style:style style:name="T5" style:family="text">
      <style:text-properties fo:color="#000000" loext:opacity="100%" style:font-name="Arial" fo:font-size="9.5pt" style:font-name-asian="Times New Roman1" style:font-size-asian="9.5pt" style:language-asian="fr" style:country-asian="FR" style:font-name-complex="Arial1" style:font-size-complex="9.5pt"/>
    </style:style>
    <style:style style:name="T6" style:family="text">
      <style:text-properties fo:color="#000000" loext:opacity="100%" style:font-name="Arial" fo:font-size="9.5pt" officeooo:rsid="00053d02" style:font-name-asian="Times New Roman1" style:font-size-asian="9.5pt" style:language-asian="fr" style:country-asian="FR" style:font-name-complex="Arial1" style:font-size-complex="9.5pt"/>
    </style:style>
    <style:style style:name="T7" style:family="text">
      <style:text-properties fo:color="#000000" loext:opacity="100%" style:font-name="Arial" fo:font-size="9.5pt" style:font-size-asian="9.5pt" style:font-name-complex="Arial1" style:font-size-complex="9.5pt"/>
    </style:style>
    <style:style style:name="T8" style:family="text">
      <style:text-properties fo:language="es" fo:country="ES"/>
    </style:style>
    <style:style style:name="T9" style:family="text">
      <style:text-properties style:font-name="Arial" fo:font-size="8pt" style:font-name-asian="Times New Roman1" style:font-size-asian="8pt" style:language-asian="fr" style:country-asian="FR" style:font-name-complex="Arial1" style:font-size-complex="8pt" text:displa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.1945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alma prohíbe el alquiler de pisos turísticos</text:span></text:h>
      <text:p text:style-name="P5"/>
      <text:list xml:id="list1310431609" text:style-name="WWNum6">
        <text:list-item>
          <text:p text:style-name="P2"><text:span text:style-name="T8">¿Qué se menciona en el reportaje?<text:line-break/></text:span></text:p>
        </text:list-item>
      </text:list>
      <text:p text:style-name="P8"><text:span text:style-name="T9">Haut du formulaire</text:span></text:p>
      <text:p text:style-name="P9"><text:span text:style-name="T2">El alquiler de pisos turísticos causa varios problemas: </text:span><draw:frame draw:style-name="fr1" draw:name="imagen1" text:anchor-type="as-char" svg:width="0.1874in" svg:height="0.1874in" draw:z-index="0"><draw:image xlink:href="Pictures/100002000000001200000012221726B22869D3E2.gif" xlink:type="simple" xlink:show="embed" xlink:actuate="onLoad" draw:mime-type="image/gif"/><svg:desc>http://www.ver-taal.com/blank.gif</svg:desc></draw:frame></text:p>
      <text:list xml:id="list1010580786" text:style-name="WWNum1">
        <text:list-item>
          <text:p text:style-name="P10"><draw:frame text:anchor-type="as-char" draw:z-index="3" draw:style-name="gr2" draw:text-style-name="P19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2"> problemas de tráfico en algunos puntos de la ciudad </text:span><text:span text:style-name="T3">+</text:span></text:p>
        </text:list-item>
        <text:list-item>
          <text:p text:style-name="P10"><draw:frame text:anchor-type="as-char" draw:z-index="4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2"> problemas de convivencia con los vecinos</text:span></text:p>
        </text:list-item>
        <text:list-item>
          <text:p text:style-name="P14"><draw:frame text:anchor-type="as-char" draw:z-index="5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subida de los alquileres</text:span></text:p>
        </text:list-item>
      </text:list>
      <text:p text:style-name="P9"><text:span text:style-name="T2">Varios grupos de personas están contentos con la medida: </text:span><draw:frame draw:style-name="fr1" draw:name="imagen2" text:anchor-type="as-char" svg:width="0.1874in" svg:height="0.1874in" draw:z-index="1"><draw:image xlink:href="Pictures/100002000000001200000012221726B22869D3E2.gif" xlink:type="simple" xlink:show="embed" xlink:actuate="onLoad" draw:mime-type="image/gif"/><svg:desc>http://www.ver-taal.com/blank.gif</svg:desc></draw:frame></text:p>
      <text:list xml:id="list2824151982" text:style-name="WWNum2">
        <text:list-item>
          <text:p text:style-name="P11"><draw:frame text:anchor-type="as-char" draw:z-index="6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asociaciones de vecinos</text:span></text:p>
        </text:list-item>
        <text:list-item>
          <text:p text:style-name="P11"><draw:frame text:anchor-type="as-char" draw:z-index="7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hoteleros</text:span><text:bookmark text:name="_GoBack"/><text:span text:style-name="T5"> </text:span></text:p>
        </text:list-item>
        <text:list-item>
          <text:p text:style-name="P15"><draw:frame text:anchor-type="as-char" draw:z-index="8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ecologistas </text:span><text:span text:style-name="T6">+</text:span></text:p>
        </text:list-item>
      </text:list>
      <text:p text:style-name="P9"><text:span text:style-name="T2">Por otro lado, la medida podría tener un impacto negativo para: </text:span><draw:frame draw:style-name="fr1" draw:name="imagen3" text:anchor-type="as-char" svg:width="0.1874in" svg:height="0.1874in" draw:z-index="2"><draw:image xlink:href="Pictures/100002000000001200000012221726B22869D3E2.gif" xlink:type="simple" xlink:show="embed" xlink:actuate="onLoad" draw:mime-type="image/gif"/><svg:desc>http://www.ver-taal.com/blank.gif</svg:desc></draw:frame></text:p>
      <text:list xml:id="list2471551347" text:style-name="WWNum3">
        <text:list-item>
          <text:p text:style-name="P12"><draw:frame text:anchor-type="as-char" draw:z-index="9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2"> los dueños de apartamentos turísticos </text:span><text:span text:style-name="T3">+</text:span></text:p>
        </text:list-item>
        <text:list-item>
          <text:p text:style-name="P12"><draw:frame text:anchor-type="as-char" draw:z-index="10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los taxistas</text:span></text:p>
        </text:list-item>
        <text:list-item>
          <text:p text:style-name="P12"><draw:frame text:anchor-type="as-char" draw:z-index="11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los pequeños comerciantes</text:span></text:p>
        </text:list-item>
        <text:list-item>
          <text:p text:style-name="P16"><draw:frame text:anchor-type="as-char" draw:z-index="12" draw:style-name="gr2" draw:text-style-name="P18" svg:width="0.2815in" svg:height="0.2504in"><draw:image xlink:href="Pictures/100003A6000002E500000295E2D6A6B6637937A6.wmf" xlink:type="simple" xlink:show="embed" xlink:actuate="onLoad" draw:mime-type="image/x-wmf"><text:p/></draw:image><draw:image xlink:href="Pictures/100002010000001C000000192CBD47217E5EF2FF.png" xlink:type="simple" xlink:show="embed" xlink:actuate="onLoad" draw:mime-type="image/png"/></draw:frame><text:span text:style-name="T5"> los restaurantes</text:span></text:p>
        </text:list-item>
      </text:list>
      <text:p text:style-name="P13"><text:span text:style-name="T9">Bas du formulaire</text:span></text:p>
      <text:p text:style-name="Standard"/>
      <text:p text:style-name="P6"><text:span text:style-name="T8"><text:line-break/>2. Escucha otra vez y anota la información relacionada con las siguientes palabras.<text:line-break/></text:span></text:p>
      <text:p text:style-name="P3"><text:span text:style-name="T4">90 %<text:line-break/></text:span><draw:frame text:anchor-type="as-char" draw:z-index="13" draw:style-name="gr1" draw:text-style-name="P18" svg:width="6.9169in" svg:height="0.2504in"><draw:image xlink:href="Pictures/10000188000044BB00000295D0088A7D9AF0DB5E.wmf" xlink:type="simple" xlink:show="embed" xlink:actuate="onLoad" draw:mime-type="image/x-wmf"><text:p text:style-name="P17">El alquiler de pisos en comunidades de vecinos (ahora prohibido) representa el 90% de la oferta del alquiler vacacional en Palma.</text:p></draw:image><draw:image xlink:href="Pictures/100002010000029900000019EA46A9E92AFA1777.png" xlink:type="simple" xlink:show="embed" xlink:actuate="onLoad" draw:mime-type="image/png"/></draw:frame></text:p>
      <text:p text:style-name="P3"><text:span text:style-name="T4">moratoria<text:line-break/></text:span><draw:frame text:anchor-type="as-char" draw:z-index="14" draw:style-name="gr1" draw:text-style-name="P18" svg:width="6.9169in" svg:height="0.2504in"><draw:image xlink:href="Pictures/10000188000044BB00000295D0088A7D9AF0DB5E.wmf" xlink:type="simple" xlink:show="embed" xlink:actuate="onLoad" draw:mime-type="image/x-wmf"><text:p text:style-name="P17">Ahora ya existía una moratoria que prohibía alquiler los pisos, pero esta se convertirá en </text:p><text:p text:style-name="P17">medida definitiva a partir de julio.</text:p></draw:image><draw:image xlink:href="Pictures/100002010000029900000019EA46A9E92AFA1777.png" xlink:type="simple" xlink:show="embed" xlink:actuate="onLoad" draw:mime-type="image/png"/></draw:frame></text:p>
      <text:p text:style-name="P3"><text:soft-page-break/><text:span text:style-name="T4">barrio por barrio<text:line-break/></text:span><draw:frame text:anchor-type="as-char" draw:z-index="15" draw:style-name="gr1" draw:text-style-name="P18" svg:width="6.9169in" svg:height="0.2504in"><draw:image xlink:href="Pictures/10000188000044BB00000295D0088A7D9AF0DB5E.wmf" xlink:type="simple" xlink:show="embed" xlink:actuate="onLoad" draw:mime-type="image/x-wmf"><text:p text:style-name="P17">El Ayuntamiento no considera el problema barrio por barrio, </text:p><text:p text:style-name="P17">sino que ha tomado una medida que afecta a todo el término municipal de Palma.</text:p></draw:image><draw:image xlink:href="Pictures/100002010000029900000019EA46A9E92AFA1777.png" xlink:type="simple" xlink:show="embed" xlink:actuate="onLoad" draw:mime-type="image/png"/></draw:frame></text:p>
      <text:p text:style-name="P3"><text:span text:style-name="T4">casas<text:line-break/></text:span><draw:frame text:anchor-type="as-char" draw:z-index="16" draw:style-name="gr1" draw:text-style-name="P18" svg:width="6.9169in" svg:height="0.2504in"><draw:image xlink:href="Pictures/10000188000044BB00000295D0088A7D9AF0DB5E.wmf" xlink:type="simple" xlink:show="embed" xlink:actuate="onLoad" draw:mime-type="image/x-wmf"><text:p text:style-name="P17">El alquiler de casas unifamiliares y chalés no se prohíbe.</text:p></draw:image><draw:image xlink:href="Pictures/100002010000029900000019EA46A9E92AFA1777.png" xlink:type="simple" xlink:show="embed" xlink:actuate="onLoad" draw:mime-type="image/png"/></draw:frame></text:p>
      <text:p text:style-name="P3"><text:span text:style-name="T7">9.000<text:line-break/></text:span><draw:frame text:anchor-type="as-char" draw:z-index="17" draw:style-name="gr1" draw:text-style-name="P18" svg:width="6.9169in" svg:height="0.2504in"><draw:image xlink:href="Pictures/10000188000044BB00000295D0088A7D9AF0DB5E.wmf" xlink:type="simple" xlink:show="embed" xlink:actuate="onLoad" draw:mime-type="image/x-wmf"><text:p text:style-name="P17">En Madrid, Airbnb ofrece 9.000 pisos en alquiler.</text:p></draw:image><draw:image xlink:href="Pictures/100002010000029900000019EA46A9E92AFA1777.png" xlink:type="simple" xlink:show="embed" xlink:actuate="onLoad" draw:mime-type="image/png"/></draw:frame></text:p>
      <text:p text:style-name="P3"><text:span text:style-name="T7">5.000<text:line-break/></text:span><draw:frame text:anchor-type="as-char" draw:z-index="18" draw:style-name="gr1" draw:text-style-name="P18" svg:width="6.9169in" svg:height="0.2504in"><draw:image xlink:href="Pictures/10000188000044BB00000295D0088A7D9AF0DB5E.wmf" xlink:type="simple" xlink:show="embed" xlink:actuate="onLoad" draw:mime-type="image/x-wmf"><text:p text:style-name="P17">En Valencia, Airbnb ofrece 5.000 pisos en alquiler.</text:p></draw:image><draw:image xlink:href="Pictures/100002010000029900000019EA46A9E92AFA1777.png" xlink:type="simple" xlink:show="embed" xlink:actuate="onLoad" draw:mime-type="image/png"/></draw:frame></text:p>
      <text:p text:style-name="P4"><text:span text:style-name="T7">30</text:span></text:p>
      <text:p text:style-name="P7">La asociación de vecinos de Rosa Oltra propone que en una plataforma como Airbnb solo se pueda dar en alquiler un piso durante 30 días al añ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u" style:family="text" style:parent-style-name="Default_20_Paragraph_20_Font"/>
    <style:style style:name="z-Principio_20_del_20_formulario_20_Car" style:display-name="z-Principio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z-Final_20_del_20_formulario_20_Car" style:display-name="z-Final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89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898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89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89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898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89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89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898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</meta:initial-creator>
    <meta:editing-cycles>5</meta:editing-cycles>
    <meta:creation-date>2020-03-22T12:52:00</meta:creation-date>
    <dc:date>2021-01-18T17:29:23.406180169</dc:date>
    <meta:editing-duration>PT1H4M3S</meta:editing-duration>
    <meta:generator>LibreOffice/7.0.3.1$Linux_X86_64 LibreOffice_project/00$Build-1</meta:generator>
    <meta:document-statistic meta:table-count="0" meta:image-count="3" meta:object-count="0" meta:page-count="2" meta:paragraph-count="24" meta:word-count="141" meta:character-count="813" meta:non-whitespace-character-count="684"/>
    <meta:user-defined meta:name="AppVersion">15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